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6pt" officeooo:rsid="0009614e" officeooo:paragraph-rsid="0009614e" style:font-size-asian="14pt" style:font-size-complex="16pt"/>
    </style:style>
    <style:style style:name="P2" style:family="paragraph" style:parent-style-name="Standard">
      <style:paragraph-properties fo:text-align="center" style:justify-single-word="false"/>
      <style:text-properties style:font-name="DejaVu Sans Mono" fo:font-size="16pt" officeooo:rsid="00099b40" officeooo:paragraph-rsid="00099b40" style:font-size-asian="14pt" style:font-size-complex="16pt"/>
    </style:style>
    <style:style style:name="P3" style:family="paragraph" style:parent-style-name="Standard">
      <style:paragraph-properties fo:text-align="justify" style:justify-single-word="false"/>
      <style:text-properties style:font-name="DejaVu Sans Mono" fo:font-size="16pt" officeooo:rsid="00099b40" officeooo:paragraph-rsid="00099b40" style:font-size-asian="14pt" style:font-size-complex="16pt"/>
    </style:style>
    <style:style style:name="P4" style:family="paragraph" style:parent-style-name="Standard">
      <style:paragraph-properties fo:text-align="center" style:justify-single-word="false"/>
      <style:text-properties style:font-name="DejaVu Sans Mono" fo:font-size="16pt" officeooo:rsid="000ac03e" officeooo:paragraph-rsid="000ac03e" style:font-size-asian="14pt" style:font-size-complex="16pt"/>
    </style:style>
    <style:style style:name="P5" style:family="paragraph" style:parent-style-name="Standard">
      <style:paragraph-properties fo:text-align="justify" style:justify-single-word="false"/>
      <style:text-properties style:font-name="DejaVu Sans Mono" fo:font-size="12pt" officeooo:rsid="0009614e" officeooo:paragraph-rsid="0009614e" style:font-size-asian="10.5pt" style:font-size-complex="12pt"/>
    </style:style>
    <style:style style:name="P6" style:family="paragraph" style:parent-style-name="Standard">
      <style:paragraph-properties fo:text-align="justify" style:justify-single-word="false"/>
      <style:text-properties style:font-name="DejaVu Sans Mono" fo:font-size="12pt" officeooo:rsid="00099b40" officeooo:paragraph-rsid="00099b40" style:font-size-asian="10.5pt" style:font-size-complex="12pt"/>
    </style:style>
    <style:style style:name="P7" style:family="paragraph" style:parent-style-name="Standard">
      <style:paragraph-properties fo:text-align="justify" style:justify-single-word="false"/>
      <style:text-properties style:font-name="DejaVu Sans Mono" fo:font-size="12pt" officeooo:rsid="000ac03e" officeooo:paragraph-rsid="000ac03e"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urn</text:p>
      <text:p text:style-name="P1"/>
      <text:p text:style-name="P5">Sometimes we don’t just want a method to print something to the console, but we actually want that method to hand us (or another method!) back a value. For that, we use <text:span text:style-name="Source_20_Text">return</text:span>.</text:p>
      <text:p text:style-name="P5"/>
      <text:p text:style-name="P5"/>
      <text:p text:style-name="P2">Blocks</text:p>
      <text:p text:style-name="P6">Most methods that you’ve worked with have defined names that either you or someone else gave them (i.e. [array].sort(), “string”.downcase(), and so on). You can think of blocks as a way of creating methods that don’t have a name. (These are similar to anonymous</text:p>
      <text:p text:style-name="P6">Preview: Docs Functions are a set of instructions that return one value. Functions that exist in an object are typically called methods. A function is declared using the def keyword. We close a function with the end keyword. ruby def greeting puts "Hello, World!" return end</text:p>
      <text:p text:style-name="P6">functions</text:p>
      <text:p text:style-name="P6">in JavaScript or lambdas in Python.)</text:p>
      <text:p text:style-name="P6"/>
      <text:p text:style-name="P6">Blocks can be defined with either the keywords do and end or with curly braces ({}).</text:p>
      <text:p text:style-name="P6"/>
      <text:p text:style-name="P6"/>
      <text:p text:style-name="P2">How block differ from Methods</text:p>
      <text:p text:style-name="P3"/>
      <text:p text:style-name="P6">There are some differences between blocks and methods, however.</text:p>
      <text:p text:style-name="P6"/>
      <text:p text:style-name="P6">Check out the code in the editor. The capitalize method capitalizes a word, and we can continually invoke the capitalize method by name. We can capitalize("matz"), capitalize("eduardo"), or any string we like to our hearts’ content.</text:p>
      <text:p text:style-name="P6"/>
      <text:p text:style-name="P6">However, the block that we define (following .each) will only be called once, and in the context of the array that we are iterating over. It appears just long enough to do some work for each, then vanishes into the night.</text:p>
      <text:p text:style-name="P6"/>
      <text:p text:style-name="P6"/>
      <text:p text:style-name="P4">Using Code Block</text:p>
      <text:p text:style-name="P4"/>
      <text:p text:style-name="P7">A method can take a block as a parameter. That’s what .each has been doing this whole time: taking a block as a parameter and doing stuff with it! You just didn’t notice because we didn’t use the optional parentheses. We are sneaky.</text:p>
      <text:p text:style-name="P7"/>
      <text:p text:style-name="P7">Passing a block to a method is a great way of abstracting certain tasks from the method and defining those tasks when we call the <text:soft-page-break/>method. Abstraction is an important idea in computer science, and you can think of it as meaning “making something simpler.” Imagine if when you wanted to house hunt, you had to say, “Honey, let’s go look at configurations of concrete, plywood, and vinyl siding.” That’d be crazy! Just like saying “house” simplifies listing its components, using a block to define the task you want the method (like .each) to do simplifies the task at hand.</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7:32:13.976647621</meta:creation-date>
    <dc:date>2024-12-11T18:27:33.157519482</dc:date>
    <meta:editing-duration>PT13M28S</meta:editing-duration>
    <meta:editing-cycles>1</meta:editing-cycles>
    <meta:document-statistic meta:table-count="0" meta:image-count="0" meta:object-count="0" meta:page-count="2" meta:paragraph-count="15" meta:word-count="385" meta:character-count="2216" meta:non-whitespace-character-count="1846"/>
    <meta:generator>LibreOffice/24.2.7.2$Linux_X86_64 LibreOffice_project/420$Build-2</meta:generator>
  </office:meta>
</office:document-meta>
</file>